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row>
          <mfrac>
            <mrow>
              <mi>f</mi>
              <mrow>
                <mo stretchy="false">(</mo>
                <mrow>
                  <msub>
                    <mi>z</mi>
                    <mi>n</mi>
                  </msub>
                </mrow>
                <mo stretchy="false">)</mo>
              </mrow>
              <mrow>
                <mi/>
                <mo stretchy="false">−</mo>
                <mi/>
              </mrow>
              <mi>f</mi>
              <mrow>
                <mo stretchy="false">(</mo>
                <mrow>
                  <msub>
                    <mi>z</mi>
                    <mn>0</mn>
                  </msub>
                </mrow>
                <mo stretchy="false">)</mo>
              </mrow>
            </mrow>
            <mrow>
              <msub>
                <mi>z</mi>
                <mi>n</mi>
              </msub>
              <mrow>
                <mi/>
                <mo stretchy="false">−</mo>
                <mi/>
              </mrow>
              <msub>
                <mi>z</mi>
                <mn>0</mn>
              </msub>
            </mrow>
          </mfrac>
        </mrow>
      </mrow>
      <mrow>
        <mi/>
        <mo stretchy="false">=</mo>
        <mi/>
      </mrow>
      <mi>f</mi>
      <mi>'</mi>
      <mrow>
        <mo stretchy="false">(</mo>
        <mrow>
          <msub>
            <mi>z</mi>
            <mn>0</mn>
          </msub>
        </mrow>
        <mo stretchy="false">)</mo>
      </mrow>
      <mrow>
        <mi/>
        <mo stretchy="false">=</mo>
        <mi/>
      </mrow>
      <msub>
        <mrow>
          <mrow>
            <mfrac>
              <mrow>
                <mtext>d</mtext>
                <mi>f</mi>
                <mrow>
                  <mo stretchy="false">(</mo>
                  <mrow>
                    <mi>z</mi>
                  </mrow>
                  <mo stretchy="false">)</mo>
                </mrow>
              </mrow>
              <mrow>
                <mtext>d</mtext>
                <mi>z</mi>
              </mrow>
            </mfrac>
          </mrow>
          <mo stretchy="true">∣</mo>
        </mrow>
        <mrow>
          <mrow>
            <mi>z</mi>
            <mo stretchy="false">=</mo>
            <msub>
              <mi>z</mi>
              <mn>0</mn>
            </msub>
          </mrow>
        </mrow>
      </msub>
    </mrow>
    <annotation encoding="StarMath 5.0">lim from {n rightarrow infinity} {{f(z_n) `-` f(z_0)} over {z_n `-` z_0}} `=` f'(z_0) `=` left none alignc {"d"f(z)} over {"d"z} right rline _{z=z_0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4:28:30.672000000</meta:creation-date>
    <meta:generator>LibreOffice/4.1.4.2$Windows_x86 LibreOffice_project/0a0440ccc0227ad9829de5f46be37cfb6edcf72</meta:generator>
  </office:meta>
</office:document-meta>
</file>